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2">
      <style:graphic-properties draw:stroke="none" draw:fill="none" fo:min-height="1.10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7.6cm"/>
    </style:style>
    <style:style style:name="pr7" style:family="presentation" style:parent-style-name="Default-title">
      <style:graphic-properties draw:stroke="none" draw:fill="none" fo:min-height="1.268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fo:min-height="9.994cm"/>
    </style:style>
    <style:style style:name="pr11" style:family="presentation" style:parent-style-name="Default-title">
      <style:graphic-properties fo:min-height="1.79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/>
    </style:style>
    <style:style style:name="T6" style:family="text">
      <style:text-properties style:font-name="Symbol" fo:font-size="32pt"/>
    </style:style>
    <style:style style:name="T7" style:family="text">
      <style:text-properties style:font-name="Symbol"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Symbol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21.213cm" svg:height="2.461cm" svg:x="3.394cm" svg:y="4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" draw:layer="layout" svg:width="25.199cm" svg:height="1.6cm" svg:x="-0.099cm" svg:y="7.2cm" presentation:class="outline" presentation:user-transformed="true">
          <draw:text-box>
            <text:list text:style-name="L2">
              <text:list-header>
                <text:p>uncertainty (squared):</text:p>
              </text:list-header>
            </text:list>
          </draw:text-box>
        </draw:frame>
        <draw:frame draw:style-name="gr1" draw:text-style-name="P1" draw:layer="layout" svg:width="15.978cm" svg:height="2.451cm" svg:x="6.011cm" svg:y="9.0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3.598cm" svg:height="1.6cm" svg:x="-0.098cm" svg:y="11.9cm" presentation:class="outline" presentation:user-transformed="true">
          <draw:text-box>
            <text:list text:style-name="L2">
              <text:list-item>
                <text:p>minimize the uncertainty with respect to q</text:p>
              </text:list-item>
            </text:list>
          </draw:text-box>
        </draw:frame>
        <draw:frame presentation:style-name="pr2" draw:text-style-name="P2" draw:layer="layout" svg:width="25.199cm" svg:height="1.6cm" svg:x="-0.097cm" svg:y="14cm" presentation:class="outline" presentation:user-transformed="true">
          <draw:text-box>
            <text:list text:style-name="L2">
              <text:list-item>
                <text:list>
                  <text:list-item>
                    <text:p>it suffices to minimize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34cm" svg:height="2.468cm" svg:x="20.266cm" svg:y="13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12.829cm" svg:height="1.357cm" svg:x="-0.097cm" svg:y="16.4cm">
          <draw:text-box>
            <text:list text:style-name="L2">
              <text:list-item>
                <text:list>
                  <text:list-item>
                    <text:p>by Jensen's inequality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78cm" svg:height="2.468cm" svg:x="19.122cm" svg:y="15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3" draw:layer="layout" svg:width="21.996cm" svg:height="2.799cm" svg:x="-0.096cm" svg:y="19.001cm">
          <draw:text-box>
            <text:list text:style-name="L2">
              <text:list-item>
                <text:list>
                  <text:list-item>
                    <text:p>which is the Kullback-Leibler divergen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72cm" svg:height="1.051cm" svg:x="19.967cm" svg:y="19.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7.414cm" presentation:class="outline" presentation:user-transformed="true">
          <draw:text-box>
            <text:list text:style-name="L2">
              <text:list-item>
                <text:p><text:s text:c="14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14.175cm" svg:height="1.249cm" svg:x="2.6cm" svg:y="7.3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084cm" svg:height="1.085cm" svg:x="2.628cm" svg:y="9.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2" draw:layer="layout" svg:width="25.199cm" svg:height="2.6cm" svg:x="1.401cm" svg:y="5.1cm" presentation:class="outline" presentation:user-transformed="true">
          <draw:text-box>
            <text:list text:style-name="L2">
              <text:list-header>
                <text:p>Note:</text:p>
              </text:list-header>
            </text:list>
          </draw:text-box>
        </draw:frame>
        <draw:frame presentation:style-name="pr2" draw:layer="layout" svg:width="25.199cm" svg:height="8.194cm" svg:x="1.401cm" svg:y="14.1cm" presentation:class="outline" presentation:user-transformed="true">
          <draw:text-box>
            <text:list text:style-name="L2">
              <text:list-header>
                <text:p>Although not guaranteed, there is a good chance to decrease <text:s text:c="10"/>while minimizing<text:line-break/> <text:s text:c="11"/>or <text:s text:c="12"/>with respect to q.</text:p>
              </text:list-header>
            </text:list>
          </draw:text-box>
        </draw:frame>
        <draw:frame draw:style-name="gr1" draw:text-style-name="P1" draw:layer="layout" svg:width="3.572cm" svg:height="1.051cm" svg:x="2.528cm" svg:y="16.8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2.964cm" svg:height="1.249cm" svg:x="12.7cm" svg:y="15.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4.084cm" svg:height="1.085cm" svg:x="2.628cm" svg:y="11.0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3.571cm" svg:height="1.051cm" svg:x="7.63cm" svg:y="16.8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Conventional 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3"/>→ EM-like parameter updates</text:p>
                  </text:list-item>
                  <text:list-item>
                    <text:p>no a priori information about q (i.e. flat priors for the parameter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697cm" svg:height="2.487cm" svg:x="5.152cm" svg:y="10.9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3.567cm" svg:height="1.052cm" svg:x="7.916cm" svg:y="14.0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<text:s text:c="29"/>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2"/>→EM-like <text:s text:c="26"/>updates</text:p>
                  </text:list-item>
                  <text:list-item>
                    <text:p/>
                  </text:list-item>
                </text:list>
              </text:list-item>
              <text:list-item>
                <text:p>Very detailed in “Pattern Recognition and Machine learning” (Christopher M. Bishop)</text:p>
              </text:list-item>
            </text:list>
          </draw:text-box>
        </draw:frame>
        <draw:frame draw:style-name="gr1" draw:text-style-name="P1" draw:layer="layout" svg:width="3.567cm" svg:height="1.052cm" svg:x="7.916cm" svg:y="14.0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8.887cm" svg:height="1.254cm" svg:x="2.533cm" svg:y="5.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18.348cm" svg:height="1.249cm" svg:x="3.7cm" svg:y="15.4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7.697cm" svg:height="2.487cm" svg:x="5.152cm" svg:y="10.92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7.117cm" svg:height="1.098cm" svg:x="15.74cm" svg:y="1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6" draw:text-style-name="P5" draw:layer="layout" svg:width="25cm" svg:height="7.6cm" svg:x="1cm" svg:y="4.8cm" presentation:class="title" presentation:user-transformed="true">
          <draw:text-box>
            <text:p text:style-name="P4"><text:span text:style-name="T1">Definition: Hyperparameter</text:span><text:span text:style-name="T1"><text:line-break/></text:span><text:span text:style-name="T1"><text:line-break/></text:span><text:span text:style-name="T1">Consider a probabilistic model with parameters </text:span><text:span text:style-name="T2">q</text:span><text:span text:style-name="T3">. Then the parameters of the prior distribution are called hyperparameters </text:span><text:span text:style-name="T4">h</text:span><text:span text:style-name="T3">:</text:span></text:p>
          </draw:text-box>
        </draw:frame>
        <draw:frame draw:style-name="gr1" draw:text-style-name="P1" draw:layer="layout" svg:width="5.409cm" svg:height="1.102cm" svg:x="11.296cm" svg:y="13.89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.262cm" svg:height="2.533cm" svg:x="0.938cm" svg:y="6.768cm">
          <draw:text-box>
            <text:p text:style-name="P4"><text:span text:style-name="T1">Be </text:span><text:span text:style-name="T4">X</text:span><text:span text:style-name="T1"> data known to be Gaussian distributed, but with unknown mean and covariance: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8" draw:text-style-name="P5" draw:layer="layout" svg:width="25cm" svg:height="2.5cm" svg:x="1cm" svg:y="3.7cm" presentation:class="title" presentation:user-transformed="true">
          <draw:text-box>
            <text:p text:style-name="P4"><text:span text:style-name="T1">Example: Hyperparameter</text:span></text:p>
          </draw:text-box>
        </draw:frame>
        <draw:frame draw:style-name="gr1" draw:text-style-name="P1" draw:layer="layout" svg:width="18.606cm" svg:height="1.211cm" svg:x="4.697cm" svg:y="10.32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7" draw:text-style-name="P5" draw:layer="layout" svg:width="26.262cm" svg:height="1.268cm" svg:x="0.938cm" svg:y="12.367cm">
          <draw:text-box>
            <text:p text:style-name="P4"><text:span text:style-name="T1">Suppose the prior can be written as follows:</text:span></text:p>
          </draw:text-box>
        </draw:frame>
        <draw:frame draw:style-name="gr1" draw:text-style-name="P1" draw:layer="layout" svg:width="20.386cm" svg:height="1.205cm" svg:x="3.807cm" svg:y="14.21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7" draw:text-style-name="P5" draw:layer="layout" svg:width="26.262cm" svg:height="1.478cm" svg:x="0.938cm" svg:y="17.35cm">
          <draw:text-box>
            <text:p text:style-name="P4"><text:span text:style-name="T5">Then m, </text:span><text:span text:style-name="T6">b</text:span><text:span text:style-name="T1">, W and </text:span><text:span text:style-name="T7">n </text:span><text:span text:style-name="T1">are hyperparameters.</text:span></text:p>
          </draw:text-box>
        </draw:frame>
        <draw:frame draw:style-name="gr3" draw:layer="layout" svg:width="4.2cm" svg:height="0.962cm" svg:x="4.3cm" svg:y="15.6cm">
          <draw:text-box>
            <text:p>parameters</text:p>
          </draw:text-box>
        </draw:frame>
        <draw:frame draw:style-name="gr3" draw:layer="layout" svg:width="6.4cm" svg:height="0.962cm" svg:x="7.8cm" svg:y="15.6cm">
          <draw:text-box>
            <text:p>hyperparameters</text:p>
          </draw:text-box>
        </draw:frame>
        <draw:custom-shape draw:style-name="gr4" draw:text-style-name="P1" draw:layer="layout" svg:width="0.638cm" svg:height="3.9cm" draw:transform="rotate (1.5707963267949) translate (8.1cm 15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8cm" svg:height="1.6cm" draw:transform="rotate (1.5707963267949) translate (5.4cm 15.80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9" draw:text-style-name="P6" draw:layer="layout" svg:width="25.4cm" svg:height="14.6cm" svg:x="1.4cm" svg:y="4.8cm">
          <draw:text-box>
            <text:list text:style-name="L2">
              <text:list-item>
                <text:p text:style-name="P6"><text:span text:style-name="T1">We end up with an EM-like algorithm for the hyperparameters.</text:span></text:p>
              </text:list-item>
              <text:list-item>
                <text:p text:style-name="P6"><text:span text:style-name="T1">Can do Importance Sampling by taking the mode of <text:s text:c="20"/>as parameters for q.</text:span></text:p>
              </text:list-item>
              <text:list-item>
                <text:p text:style-name="P6"><text:span text:style-name="T1">Can include knowledge from previous sampling runs.</text:span></text:p>
              </text:list-item>
              <text:list-item>
                <text:p text:style-name="P6"><text:span text:style-name="T1">Can even correctly include Markov Chain prerun on multimodal target.</text:span></text:p>
              </text:list-item>
            </text:list>
          </draw:text-box>
        </draw:frame>
        <draw:frame draw:style-name="gr1" draw:text-style-name="P1" draw:layer="layout" svg:width="6.202cm" svg:height="1.102cm" svg:x="6.85cm" svg:y="9.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presentation:style-name="pr2" draw:layer="layout" svg:width="28cm" svg:height="3.8cm" svg:x="0.4cm" svg:y="4.4cm" presentation:class="outline" presentation:user-transformed="true">
          <draw:text-box>
            <text:list text:style-name="L2">
              <text:list-header>
                <text:p>Given data <text:span text:style-name="T8">X</text:span>, we can write for the evidence of any arbitrary model:</text:p>
              </text:list-header>
            </text:list>
          </draw:text-box>
        </draw:frame>
        <draw:frame draw:style-name="gr1" draw:text-style-name="P1" draw:layer="layout" svg:width="9.804cm" svg:height="1.177cm" svg:x="9.089cm" svg:y="7.54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1" draw:layer="layout" svg:width="15.522cm" svg:height="2.731cm" svg:x="6.215cm" svg:y="10.74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17.536cm" svg:height="2.731cm" svg:x="5.208cm" svg:y="13.44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1" draw:text-style-name="P7" draw:layer="layout" svg:width="25.199cm" svg:height="3.506cm" svg:x="1.801cm" svg:y="8.137cm" presentation:class="title" presentation:user-transformed="true">
          <draw:text-box>
            <text:p text:style-name="P4"><text:span text:style-name="T1">where we define:</text:span></text:p>
          </draw:text-box>
        </draw:frame>
        <draw:frame presentation:style-name="pr1" draw:text-style-name="P7" draw:layer="layout" svg:width="25.199cm" svg:height="4.01cm" svg:x="1.802cm" svg:y="16.142cm" presentation:class="title" presentation:user-transformed="true">
          <draw:text-box>
            <text:p text:style-name="P4"><text:span text:style-name="T2">q</text:span><text:span text:style-name="T9">:</text:span><text:span text:style-name="T3"> model parameters ( <text:s text:c="14"/>)</text:span><text:span text:style-name="T4"><text:line-break/></text:span><text:span text:style-name="T4">Z</text:span><text:span text:style-name="T3">: </text:span><text:span text:style-name="T1">latent variables (next slide)</text:span><text:span text:style-name="T1"><text:line-break/></text:span><text:span text:style-name="T1">u: an arbitrary proper probability distribution</text:span></text:p>
          </draw:text-box>
        </draw:frame>
        <draw:frame draw:style-name="gr1" draw:text-style-name="P1" draw:layer="layout" svg:width="4.699cm" svg:height="1.235cm" svg:x="12.8cm" svg:y="16.37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4.7cm" svg:x="1.401cm" svg:y="4.9cm" presentation:class="outline" presentation:user-transformed="true">
          <draw:text-box>
            <text:list text:style-name="L2">
              <text:list-item>
                <text:p><text:span text:style-name="T1">We want:</text:span></text:p>
              </text:list-item>
              <text:list-item>
                <text:p><text:span text:style-name="T1">We need: analytically tractable approximation</text:span></text:p>
                <text:list>
                  <text:list-item>
                    <text:p><text:span text:style-name="T1">assum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draw:style-name="gr1" draw:text-style-name="P1" draw:layer="layout" svg:width="7.449cm" svg:height="1.102cm" svg:x="8.04cm" svg:y="8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7.265cm" svg:height="1.102cm" svg:x="7.516cm" svg:y="5.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9.056cm" svg:height="1.518cm" svg:x="3.7cm" svg:y="10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presentation:style-name="pr10" draw:text-style-name="P5" draw:layer="layout" svg:width="25cm" svg:height="9.994cm" svg:x="1cm" svg:y="3.206cm" presentation:class="title" presentation:user-transformed="true">
          <draw:text-box>
            <text:p text:style-name="P4"><text:span text:style-name="T1">Definition: Latent (hidden) variables</text:span><text:span text:style-name="T1"><text:line-break/></text:span><text:span text:style-name="T1"><text:line-break/></text:span><text:span text:style-name="T1">Be </text:span><text:span text:style-name="T4">X</text:span><text:span text:style-name="T1"> = {x</text:span><text:span text:style-name="T10">1</text:span><text:span text:style-name="T1">, … ,x</text:span><text:span text:style-name="T10">N</text:span><text:span text:style-name="T1">} the (visible) data, then</text:span><text:span text:style-name="T1"><text:line-break/></text:span><text:span text:style-name="T4">Z</text:span><text:span text:style-name="T1"> = {z</text:span><text:span text:style-name="T10">1</text:span><text:span text:style-name="T1">, … ,z</text:span><text:span text:style-name="T10">N</text:span><text:span text:style-name="T1">} is called latent if </text:span><text:span text:style-name="T4">Z</text:span><text:span text:style-name="T1"> contains information which cannot uniquely be determined from </text:span><text:span text:style-name="T4">X</text:span><text:span text:style-name="T1"> but inferred in a probabilistic model.</text:span></text:p>
          </draw:text-box>
        </draw:frame>
        <draw:frame draw:style-name="gr1" draw:text-style-name="P1" draw:layer="layout" svg:width="9.25cm" svg:height="1.877cm" svg:x="9.375cm" svg:y="15.52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3.511cm" svg:height="1.102cm" svg:x="12.245cm" svg:y="17.5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11" draw:text-style-name="P5" draw:layer="layout" svg:width="25cm" svg:height="1.794cm" svg:x="1cm" svg:y="19cm" presentation:class="title" presentation:user-transformed="true">
          <draw:text-box>
            <text:p text:style-name="P4"><text:span text:style-name="T1">Then the index i is a latent variable</text:span></text:p>
          </draw:text-box>
        </draw:frame>
        <draw:frame presentation:style-name="pr7" draw:text-style-name="P5" draw:layer="layout" svg:width="15.662cm" svg:height="1.268cm" svg:x="0.938cm" svg:y="13.8cm">
          <draw:text-box>
            <text:p text:style-name="P8"><text:span text:style-name="T1">Example (Gaussian mixtures)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2.4.2$Linux_X86_64 LibreOffice_project/420m0$Build-2</meta:generator>
    <dc:date>2014-07-24T18:59:18.820457253</dc:date>
    <meta:editing-duration>PT15H14M50S</meta:editing-duration>
    <meta:editing-cycles>72</meta:editing-cycles>
    <meta:document-statistic meta:object-count="10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normal">α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%alpha, bold %mu, bold %SIGMA, bold %nu divides bold X)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α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Z, bold %alpha, bold %mu, bold %SIGMA, bold %nu divides bold X)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 KL( q parallel P ) = 0 ~ font sans {"if and only if"} ~ P = q</annotation>
  </semantics>
</math>
</file>

<file path=Object 14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q</mi>
            <mo stretchy="false">∥</mo>
            <mi>P</mi>
          </mrow>
        </mrow>
        <mo fence="true" stretchy="false">)</mo>
      </mrow>
    </mrow>
    <annotation encoding="StarMath 5.0">KL( q parallel P )</annotation>
  </semantics>
</math>
</file>

<file path=Object 15/content.xml><?xml version="1.0" encoding="utf-8"?>
<math xmlns="http://www.w3.org/1998/Math/MathML" display="block">
  <semantics>
    <mrow>
      <mstyle mathvariant="sans-serif">
        <mtext>maximize</mtext>
      </mstyle>
      <mstyle mathvariant="monospace">
        <mi>L</mi>
      </mstyle>
      <mrow>
        <mo fence="true" stretchy="false">(</mo>
        <mrow>
          <mi>u</mi>
        </mrow>
        <mo fence="true" stretchy="false">)</mo>
      </mrow>
      <mspace width="2em"/>
      <mrow>
        <mo fence="true" stretchy="true">(</mo>
        <mrow>
          <mrow>
            <mo stretchy="false">⇔</mo>
            <mspace width="2em"/>
            <mstyle mathvariant="sans-serif">
              <mtext>minimize</mtext>
            </mstyle>
            <mi mathvariant="italic">KL</mi>
            <mrow>
              <mo fence="true" stretchy="false">(</mo>
              <mrow>
                <mrow>
                  <mi>u</mi>
                  <mo stretchy="false">∥</mo>
                  <mi>p</mi>
                </mrow>
              </mrow>
              <mo fence="true" stretchy="false">)</mo>
            </mrow>
          </mrow>
        </mrow>
        <mo fence="true" stretchy="true">)</mo>
      </mrow>
    </mrow>
    <annotation encoding="StarMath 5.0">font sans {"maximize"} {font fixed {L}}(u) ~  left ( dlrarrow ~ font sans {"minimize"} KL(u parallel p) right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 mathvariant="normal">θ</mi>
            </mstyle>
          </mrow>
          <mo fence="true" stretchy="false">)</mo>
        </mrow>
        <mo stretchy="false">=</mo>
        <mi>p</mi>
      </mrow>
      <mrow>
        <mo fence="true" stretchy="false">(</mo>
        <mrow>
          <mrow>
            <mstyle mathvariant="bold">
              <mi mathvariant="normal">θ</mi>
            </mstyle>
            <mo stretchy="false">∣</mo>
            <mstyle mathvariant="bold">
              <mi>h</mi>
            </mstyle>
          </mrow>
        </mrow>
        <mo fence="true" stretchy="false">)</mo>
      </mrow>
    </mrow>
    <annotation encoding="StarMath 5.0">p( bold %theta) = p( bold %theta divides bold h)</annotation>
  </semantics>
</math>
</file>

<file path=Object 18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19/content.xml><?xml version="1.0" encoding="utf-8"?>
<math xmlns="http://www.w3.org/1998/Math/MathML" display="block">
  <semantics>
    <mrow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</mrow>
    <annotation encoding="StarMath 5.0">Var left ( %mu^N right )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o stretchy="false">=</mo>
        <mi>u</mi>
      </mrow>
      <mrow>
        <mo fence="true" stretchy="false">(</mo>
        <mrow>
          <mstyle mathvariant="bold">
            <mi>Z</mi>
          </mstyle>
        </mrow>
        <mo fence="true" stretchy="false">)</mo>
      </mrow>
      <mi>u</mi>
      <mrow>
        <mo fence="true" stretchy="false">(</mo>
        <mrow>
          <mstyle mathvariant="bold">
            <mi mathvariant="normal">θ</mi>
          </mstyle>
        </mrow>
        <mo fence="true" stretchy="false">)</mo>
      </mrow>
    </mrow>
    <annotation encoding="StarMath 5.0">u( bold Z, bold %theta) = u(bold Z) u(bold %theta)</annotation>
  </semantics>
</math>
</file>

<file path=Object 2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α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alpha_i q_i(x divides %mu _i, %SIGMA_i, %nu_i) ~ {font sans where } ~ q_i in lbrace {font fixed N, font fixed T} rbrace</annotation>
  </semantics>
</math>
</file>

<file path=Object 21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α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alpha_i q_i(x divides %mu _i, %SIGMA_i, %nu_i) ~ {font sans where } ~ q_i in lbrace {font fixed N, font fixed T} rbrace</annotation>
  </semantics>
</math>
</file>

<file path=Object 23/content.xml><?xml version="1.0" encoding="utf-8"?>
<math xmlns="http://www.w3.org/1998/Math/MathML" display="block">
  <semantics>
    <mstyle color="red">
      <mrow>
        <mi mathvariant="italic">KL</mi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</mrow>
    </mstyle>
    <annotation encoding="StarMath 5.0">color red {KL( q parallel P )}</annotation>
  </semantics>
</math>
</file>

<file path=Object 24/content.xml><?xml version="1.0" encoding="utf-8"?>
<math xmlns="http://www.w3.org/1998/Math/MathML" display="block">
  <semantics>
    <mstyle mathvariant="sans-serif">
      <mstyle color="red">
        <mtext>Variational Bayes</mtext>
      </mstyle>
    </mstyle>
    <annotation encoding="StarMath 5.0">font sans color red "Variational Bayes"</annotation>
  </semantics>
</math>
</file>

<file path=Object 25/content.xml><?xml version="1.0" encoding="utf-8"?>
<math xmlns="http://www.w3.org/1998/Math/MathML" display="block">
  <semantics>
    <mstyle mathvariant="sans-serif">
      <mstyle color="red">
        <mrow>
          <mtext>include prior information about </mtext>
          <msub>
            <mi mathvariant="normal">α</mi>
            <mi>i</mi>
          </msub>
          <mi>,</mi>
          <msub>
            <mi mathvariant="normal">μ</mi>
            <mi>i</mi>
          </msub>
          <mi>,</mi>
          <msub>
            <mi mathvariant="normal">Σ</mi>
            <mi>i</mi>
          </msub>
          <mi>,</mi>
          <msub>
            <mi mathvariant="normal">ν</mi>
            <mi>i</mi>
          </msub>
        </mrow>
      </mstyle>
    </mstyle>
    <annotation encoding="StarMath 5.0">font sans {color red {"include prior information about " %alpha_i, %mu_i, %SIGMA_i, %nu_i}}</annotation>
  </semantics>
</math>
</file>

<file path=Object 29/content.xml><?xml version="1.0" encoding="utf-8"?>
<math xmlns="http://www.w3.org/1998/Math/MathML" display="block">
  <semantics>
    <mstyle mathvariant="sans-serif">
      <mstyle color="red">
        <mtext>hyperparameter</mtext>
      </mstyle>
    </mstyle>
    <annotation encoding="StarMath 5.0">font sans color red {"hyperparameter"}</annotation>
  </semantics>
</math>
</file>

<file path=Object 3/content.xml><?xml version="1.0" encoding="utf-8"?>
<math xmlns="http://www.w3.org/1998/Math/MathML" display="block">
  <semantics>
    <mrow>
      <mrow>
        <mo stretchy="false">∫</mo>
        <mi>P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row>
            <mfrac>
              <mrow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i>q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≈</mo>
        <mfrac>
          <mn>1</mn>
          <mi>N</mi>
        </mfrac>
      </mrow>
      <mrow>
        <mrow>
          <munderover>
            <mo stretchy="false">∑</mo>
            <mrow>
              <msub>
                <mi>x</mi>
                <mi>i</mi>
              </msub>
              <mo stretchy="false">=</mo>
              <mn>1</mn>
            </mrow>
            <mi>N</mi>
          </munderover>
          <mfrac>
            <mrow>
              <mi>P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frac>
        </mrow>
        <mo stretchy="false">≡</mo>
        <msup>
          <mi mathvariant="normal">μ</mi>
          <mi>N</mi>
        </msup>
      </mrow>
      <mspace width="2em"/>
      <mi mathvariant="italic">where</mi>
      <mspace width="2em"/>
      <mrow>
        <msub>
          <mi>x</mi>
          <mi>i</mi>
        </msub>
        <mo stretchy="false">∼</mo>
        <mi>q</mi>
      </mrow>
      <mrow>
        <mo fence="true" stretchy="false">(</mo>
        <mrow>
          <mi>x</mi>
        </mrow>
        <mo fence="true" stretchy="false">)</mo>
      </mrow>
    </mrow>
    <annotation encoding="StarMath 5.0">int P(x) = int {{P(x)} over {q(x)} q(x)} approx {1 over N} sum csub {x_i = 1} csup N {{P(x_i)} over {q(x_i)}} equiv %mu^N ~ where ~ x_i sim q(x)</annotation>
  </semantics>
</math>
</file>

<file path=Object 30/content.xml><?xml version="1.0" encoding="utf-8"?>
<math xmlns="http://www.w3.org/1998/Math/MathML" display="block">
  <semantics>
    <mrow>
      <mi>ln</mi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L</mi>
        </mstyle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KL</mi>
      </mrow>
      <mrow>
        <mo fence="true" stretchy="false">(</mo>
        <mrow>
          <mrow>
            <mi>u</mi>
            <mo stretchy="false">∥</mo>
            <mi>p</mi>
          </mrow>
        </mrow>
        <mo fence="true" stretchy="false">)</mo>
      </mrow>
    </mrow>
    <annotation encoding="StarMath 5.0">ln p(bold X) = {font fixed {L}}(u) + KL(u parallel p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style mathvariant="bold">
                <mi>x</mi>
              </mstyle>
              <mo stretchy="false">∣</mo>
              <mstyle mathvariant="bold">
                <mi mathvariant="normal">μ</mi>
              </mstyle>
            </mrow>
            <mi>,</mi>
            <mstyle mathvariant="bold">
              <mi mathvariant="normal">Σ</mi>
            </mstyle>
          </mrow>
        </mrow>
        <mo fence="true" stretchy="false">)</mo>
      </mrow>
      <mspace width="6em"/>
      <mrow>
        <mstyle mathvariant="bold">
          <mi>X</mi>
        </mstyle>
        <mo stretchy="false">∼</mo>
        <mi>g</mi>
      </mrow>
      <mrow>
        <mo fence="true" stretchy="false">(</mo>
        <mrow>
          <mstyle mathvariant="bold">
            <mi>x</mi>
          </mstyle>
        </mrow>
        <mo fence="true" stretchy="false">)</mo>
      </mrow>
      <mspace width="6em"/>
      <mstyle mathvariant="bold">
        <mi mathvariant="normal">μ</mi>
      </mstyle>
      <mi>,</mi>
      <mstyle mathvariant="bold">
        <mi mathvariant="normal">Σ</mi>
      </mstyle>
      <mspace width="2em"/>
      <mstyle mathvariant="sans-serif">
        <mtext>unknown</mtext>
      </mstyle>
    </mrow>
    <annotation encoding="StarMath 5.0">P(bold x) = {font fixed N}(bold x divides bold %mu, bold %SIGMA) ~~~ bold X sim g(bold x) ~~~ bold %mu, bold %SIGMA ~ font sans "unknown"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pace width="2em"/>
              <mstyle mathvariant="bold">
                <mi mathvariant="normal">μ</mi>
              </mstyle>
              <mi>,</mi>
              <mstyle mathvariant="bold">
                <mi mathvariant="normal">Σ</mi>
              </mstyle>
              <mrow>
                <mspace width="2em"/>
                <mo stretchy="false">∣</mo>
                <mspace width="2em"/>
              </mrow>
              <mstyle mathvariant="bold">
                <mi>m</mi>
              </mstyle>
              <mi>,</mi>
              <mi mathvariant="normal">β</mi>
              <mi>,</mi>
              <mstyle mathvariant="bold">
                <mi>W</mi>
              </mstyle>
              <mi>,</mi>
              <mi mathvariant="normal">ν</mi>
            </mrow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style mathvariant="bold">
                <mi mathvariant="normal">μ</mi>
              </mstyle>
              <mo stretchy="false">∣</mo>
              <mstyle mathvariant="bold">
                <mi>m</mi>
              </mstyle>
            </mrow>
            <mi>,</mi>
            <msup>
              <mrow>
                <mo fence="true" stretchy="false">(</mo>
                <mrow>
                  <mrow>
                    <mi mathvariant="normal">β</mi>
                    <mstyle mathvariant="bold">
                      <mi mathvariant="normal">Λ</mi>
                    </mstyle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false">)</mo>
      </mrow>
      <mstyle mathvariant="monospace">
        <mi>W</mi>
      </mstyle>
      <mrow>
        <mo fence="true" stretchy="false">(</mo>
        <mrow>
          <mrow>
            <mrow>
              <mstyle mathvariant="bold">
                <mi mathvariant="normal">Λ</mi>
              </mstyle>
              <mo stretchy="false">∣</mo>
              <mstyle mathvariant="bold">
                <mi>W</mi>
              </mstyle>
            </mrow>
            <mi>,</mi>
            <mi mathvariant="normal">ν</mi>
          </mrow>
        </mrow>
        <mo fence="true" stretchy="false">)</mo>
      </mrow>
    </mrow>
    <annotation encoding="StarMath 5.0">P(~ bold %mu, bold %SIGMA ~ divides ~ bold m, %beta, bold W, %nu) =
{font fixed N}(bold %mu divides bold m,(%beta bold %LAMBDA)^{-1}){font fixed W}(bold %LAMBDA divides bold W, %nu)</annotation>
  </semantics>
</math>
</file>

<file path=Object 33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u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u) equiv {size *1.7 int {}} { u(bold Z, bold %theta) ln {left lbrace {p( bold X, bold Z, bold %theta)} over {u(bold Z, bold %theta)} right rbrace} } d bold Z d bold %theta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u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u parallel p) equiv - {size *1.7 int {}} { u(bold Z, bold %theta) ln {left lbrace {p(bold Z, bold %theta divides bold X)} over {u(bold Z, bold %theta)} right rbrace} } d bold Z d bold %theta</annotation>
  </semantics>
</math>
</file>

<file path=Object 35/content.xml><?xml version="1.0" encoding="utf-8"?>
<math xmlns="http://www.w3.org/1998/Math/MathML" display="block">
  <semantics>
    <mrow>
      <msub>
        <mi mathvariant="normal">α</mi>
        <mi>i</mi>
      </msub>
      <mi>,</mi>
      <msub>
        <mi mathvariant="normal">μ</mi>
        <mi>i</mi>
      </msub>
      <mi>,</mi>
      <msub>
        <mi mathvariant="normal">Σ</mi>
        <mi>i</mi>
      </msub>
      <mi>,</mi>
      <msub>
        <mi mathvariant="normal">ν</mi>
        <mi>i</mi>
      </msub>
    </mrow>
    <annotation encoding="StarMath 5.0">%alpha_i, %mu_i, %SIGMA_i, %nu_i</annotation>
  </semantics>
</math>
</file>

<file path=Object 3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 mathvariant="normal">α</mi>
            <mi>i</mi>
          </msub>
        </mrow>
      </mrow>
      <msub>
        <mstyle mathvariant="monospace">
          <mi>N</mi>
        </mstyle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g(x) = sum csub i %alpha_i {font fixed N}_i(x divides %mu _i, %SIGMA_i)</annotation>
  </semantics>
</math>
</file>

<file path=Object 37/content.xml><?xml version="1.0" encoding="utf-8"?>
<math xmlns="http://www.w3.org/1998/Math/MathML" display="block">
  <semantics>
    <mrow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</mrow>
    <annotation encoding="StarMath 5.0">bold X sim g(x)</annotation>
  </semantics>
</math>
</file>

<file path=Object 4/content.xml><?xml version="1.0" encoding="utf-8"?>
<math xmlns="http://www.w3.org/1998/Math/MathML" display="block">
  <semantics>
    <mrow>
      <mi mathvariant="italic">Var</mi>
      <mrow>
        <mrow>
          <mo fence="true" stretchy="true">(</mo>
          <mrow>
            <msup>
              <mi mathvariant="normal">μ</mi>
              <mi>N</mi>
            </msup>
          </mrow>
          <mo fence="true" stretchy="true">)</mo>
        </mrow>
        <mo stretchy="false">=</mo>
        <mfrac>
          <mn>1</mn>
          <mi>N</mi>
        </mfrac>
      </mrow>
      <mrow>
        <mo fence="true" stretchy="true">[</mo>
        <mrow>
          <mrow>
            <mrow>
              <mo stretchy="false">∫</mo>
              <mrow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row>
              <mi mathvariant="italic">dx</mi>
              <mo stretchy="false">−</mo>
              <msup>
                <mrow>
                  <mo fence="true" stretchy="true">(</mo>
                  <mrow>
                    <mrow>
                      <mrow>
                        <mo stretchy="false">∫</mo>
                        <mi>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</mrow>
                  </mrow>
                  <mo fence="true" stretchy="true">)</mo>
                </mrow>
                <mn>2</mn>
              </msup>
            </mrow>
          </mrow>
        </mrow>
        <mo fence="true" stretchy="true">]</mo>
      </mrow>
    </mrow>
    <annotation encoding="StarMath 5.0">Var left ( %mu^N right ) = 1 over N left [ int {{P(x)} over {q(x)} P(x)} dx - left ( int P( x) dx right )^2 right ]</annotation>
  </semantics>
</math>
</file>

<file path=Object 5/content.xml><?xml version="1.0" encoding="utf-8"?>
<math xmlns="http://www.w3.org/1998/Math/MathML" display="block">
  <semantics>
    <mrow>
      <mi>log</mi>
      <mrow>
        <mo fence="true" stretchy="true">(</mo>
        <mrow>
          <mrow>
            <mo stretchy="false">∫</mo>
            <mrow>
              <mfrac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q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i>P</mi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</mrow>
        </mrow>
        <mo fence="true" stretchy="true">)</mo>
      </mrow>
    </mrow>
    <annotation encoding="StarMath 5.0">log left (  int {{P(x)} over {q(x)} P(x) dx}  right )</annotation>
  </semantics>
</math>
</file>

<file path=Object 6/content.xml><?xml version="1.0" encoding="utf-8"?>
<math xmlns="http://www.w3.org/1998/Math/MathML" display="block">
  <semantics>
    <mrow>
      <mrow>
        <mrow/>
        <mo stretchy="false">≥</mo>
        <mspace width="2em"/>
      </mrow>
      <mrow>
        <mo stretchy="false">∫</mo>
        <mrow>
          <mrow>
            <mo fence="true" stretchy="true">(</mo>
            <mrow>
              <mrow>
                <mi>log</mi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fence="true" stretchy="true">)</mo>
          </mrow>
          <mi>P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{} ge ~ int { left ( log {P(x)} over {q(x)} right ) P(x) dx}</annotation>
  </semantics>
</math>
</file>

<file path=Object 7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space width="0.5em"/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  <mrow>
        <mspace width="2em"/>
        <mo stretchy="false">=</mo>
        <mn>0</mn>
      </mrow>
      <mspace width="2.5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 le {} right )  ` Var left ( %mu^N right ) ~= 0 `~ font sans {"if and only if"} ~ P = q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P</mi>
              <mo stretchy="false">∥</mo>
              <mi>q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KL( P parallel q ) = 0 ~ font sans {"if and only if"} ~ P = q</annotation>
  </semantics>
</math>
</file>